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Sect1" style:family="section">
      <style:section-properties style:editable="true">
        <style:columns fo:column-count="1" fo:column-gap="0cm"/>
      </style:section-properties>
    </style:style>
  </office:automatic-styles>
  <office:body>
    <office:text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40"/>
        <text:variable-decl office:value-type="string" text:name="00100030"/>
        <text:variable-decl office:value-type="string" text:name="0010001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study Date:<text:variable-set text:name="00080020" office:value-type="string">NULL</text:variable-set></text:p>
      <text:p text:style-name="Standard"/>
      <text:p text:style-name="Standard"><text:span text:style-name="T1">study ID: </text:span><text:span text:style-name="T1"><text:variable-set text:name="00200010" office:value-type="string">NULL</text:variable-set></text:span></text:p>
      <text:p text:style-name="P2">ФИО: <text:variable-set text:name="00100010" office:value-type="string">NULL</text:variable-set> </text:p>
      <text:p text:style-name="Standard">Пол <text:variable-set text:name="00100040" office:value-type="string">NULL</text:variable-set></text:p>
      <text:p text:style-name="Standard">ДР <text:variable-set text:name="00100030" office:value-type="string">NULL</text:variable-set></text:p>
      <text:p text:style-name="Standard">Исследование: <text:variable-set text:name="ID" office:value-type="string">NULL</text:variable-set></text:p>
      <text:p text:style-name="Standard"/>
      <text:p text:style-name="P2">Описание:</text:p>
      <text:section text:style-name="Sect1" text:name="Раздел1">
        <text:p text:style-name="P2">ФИО (редакт.)- <text:variable-input text:name="00100010" text:description="" office:value-type="string"/></text:p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3M04S</meta:editing-duration>
    <meta:editing-cycles>6</meta:editing-cycles>
    <meta:generator>OpenOffice.org/3.2$Win32 OpenOffice.org_project/320m12$Build-9483</meta:generator>
    <dc:date>2010-12-03T11:42:43.91</dc:date>
    <dc:creator>Dmitry Derenok</dc:creator>
    <meta:document-statistic meta:table-count="0" meta:image-count="0" meta:object-count="0" meta:page-count="1" meta:paragraph-count="10" meta:word-count="21" meta:character-count="132"/>
    <meta:user-defined meta:name="Info 1"/>
    <meta:user-defined meta:name="Info 2"/>
    <meta:user-defined meta:name="Info 3"/>
    <meta:user-defined meta:name="Info 4"/>
  </office:meta>
</office:document-meta>
</file>